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48a" officeooo:paragraph-rsid="0008348a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083960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0aec97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23c89c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352859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37ab65"/>
    </style:style>
    <style:style style:name="P7" style:family="paragraph" style:parent-style-name="Standard">
      <style:text-properties officeooo:rsid="0008348a" officeooo:paragraph-rsid="00083960"/>
    </style:style>
    <style:style style:name="P8" style:family="paragraph" style:parent-style-name="Standard">
      <style:text-properties officeooo:rsid="0008348a" officeooo:paragraph-rsid="000aec97"/>
    </style:style>
    <style:style style:name="P9" style:family="paragraph" style:parent-style-name="Standard">
      <style:paragraph-properties fo:text-align="start" style:justify-single-word="false"/>
      <style:text-properties officeooo:rsid="0008348a" officeooo:paragraph-rsid="0016016a"/>
    </style:style>
    <style:style style:name="P10" style:family="paragraph" style:parent-style-name="Standard">
      <style:paragraph-properties fo:text-align="start" style:justify-single-word="false"/>
      <style:text-properties officeooo:rsid="0008348a" officeooo:paragraph-rsid="0025d51a"/>
    </style:style>
    <style:style style:name="P11" style:family="paragraph" style:parent-style-name="Standard">
      <style:text-properties officeooo:rsid="0008348a" officeooo:paragraph-rsid="001d289b"/>
    </style:style>
    <style:style style:name="P12" style:family="paragraph" style:parent-style-name="Standard">
      <style:text-properties officeooo:rsid="0008348a" officeooo:paragraph-rsid="0019d5ed"/>
    </style:style>
    <style:style style:name="P13" style:family="paragraph" style:parent-style-name="Standard">
      <style:text-properties officeooo:rsid="0008348a" officeooo:paragraph-rsid="0023c89c"/>
    </style:style>
    <style:style style:name="P14" style:family="paragraph" style:parent-style-name="Standard">
      <style:text-properties officeooo:rsid="0008348a" officeooo:paragraph-rsid="002bde97"/>
    </style:style>
    <style:style style:name="P15" style:family="paragraph" style:parent-style-name="Standard">
      <style:text-properties officeooo:rsid="0008348a" officeooo:paragraph-rsid="0033e7b8"/>
    </style:style>
    <style:style style:name="P16" style:family="paragraph" style:parent-style-name="Standard">
      <style:text-properties officeooo:rsid="0008348a" officeooo:paragraph-rsid="00352859"/>
    </style:style>
    <style:style style:name="P17" style:family="paragraph" style:parent-style-name="Standard">
      <style:text-properties officeooo:rsid="0008348a" officeooo:paragraph-rsid="00362eec"/>
    </style:style>
    <style:style style:name="P18" style:family="paragraph" style:parent-style-name="Standard">
      <style:text-properties officeooo:rsid="0008348a" officeooo:paragraph-rsid="0037ab65"/>
    </style:style>
    <style:style style:name="P19" style:family="paragraph" style:parent-style-name="Standard">
      <style:paragraph-properties fo:text-align="center" style:justify-single-word="false"/>
      <style:text-properties officeooo:paragraph-rsid="0008348a"/>
    </style:style>
    <style:style style:name="P20" style:family="paragraph" style:parent-style-name="Standard">
      <style:paragraph-properties fo:text-align="center" style:justify-single-word="false"/>
      <style:text-properties officeooo:paragraph-rsid="00083960"/>
    </style:style>
    <style:style style:name="P21" style:family="paragraph" style:parent-style-name="Standard">
      <style:paragraph-properties fo:text-align="center" style:justify-single-word="false"/>
      <style:text-properties officeooo:paragraph-rsid="000aec97"/>
    </style:style>
    <style:style style:name="P22" style:family="paragraph" style:parent-style-name="Standard">
      <style:paragraph-properties fo:text-align="center" style:justify-single-word="false"/>
      <style:text-properties officeooo:paragraph-rsid="0010ced3"/>
    </style:style>
    <style:style style:name="P23" style:family="paragraph" style:parent-style-name="Standard">
      <style:paragraph-properties fo:text-align="center" style:justify-single-word="false"/>
      <style:text-properties officeooo:paragraph-rsid="0012b384"/>
    </style:style>
    <style:style style:name="P24" style:family="paragraph" style:parent-style-name="Standard">
      <style:paragraph-properties fo:text-align="center" style:justify-single-word="false"/>
      <style:text-properties officeooo:paragraph-rsid="001d289b"/>
    </style:style>
    <style:style style:name="P25" style:family="paragraph" style:parent-style-name="Standard">
      <style:paragraph-properties fo:text-align="center" style:justify-single-word="false"/>
      <style:text-properties officeooo:paragraph-rsid="001dd67b"/>
    </style:style>
    <style:style style:name="P26" style:family="paragraph" style:parent-style-name="Standard">
      <style:paragraph-properties fo:text-align="center" style:justify-single-word="false"/>
      <style:text-properties officeooo:paragraph-rsid="0023c89c"/>
    </style:style>
    <style:style style:name="P27" style:family="paragraph" style:parent-style-name="Standard">
      <style:paragraph-properties fo:text-align="center" style:justify-single-word="false"/>
      <style:text-properties officeooo:paragraph-rsid="002bde97"/>
    </style:style>
    <style:style style:name="P28" style:family="paragraph" style:parent-style-name="Standard">
      <style:paragraph-properties fo:text-align="center" style:justify-single-word="false"/>
      <style:text-properties officeooo:paragraph-rsid="0031dfbd"/>
    </style:style>
    <style:style style:name="P29" style:family="paragraph" style:parent-style-name="Standard">
      <style:paragraph-properties fo:text-align="center" style:justify-single-word="false"/>
      <style:text-properties officeooo:paragraph-rsid="00352859"/>
    </style:style>
    <style:style style:name="P30" style:family="paragraph" style:parent-style-name="Standard">
      <style:text-properties officeooo:paragraph-rsid="00083960"/>
    </style:style>
    <style:style style:name="P31" style:family="paragraph" style:parent-style-name="Standard">
      <style:text-properties officeooo:rsid="000e6d88" officeooo:paragraph-rsid="000e6d88"/>
    </style:style>
    <style:style style:name="P32" style:family="paragraph" style:parent-style-name="Standard">
      <style:text-properties officeooo:rsid="000e6d88" officeooo:paragraph-rsid="0031dfbd"/>
    </style:style>
    <style:style style:name="P33" style:family="paragraph" style:parent-style-name="Standard">
      <style:text-properties officeooo:paragraph-rsid="0031dfbd"/>
    </style:style>
    <style:style style:name="P34" style:family="paragraph" style:parent-style-name="Standard">
      <style:text-properties officeooo:paragraph-rsid="00362eec"/>
    </style:style>
    <style:style style:name="P35" style:family="paragraph" style:parent-style-name="Standard">
      <style:text-properties officeooo:paragraph-rsid="0037ab65"/>
    </style:style>
    <style:style style:name="P3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3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0e6d88"/>
    </style:style>
    <style:style style:name="P3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31dfbd"/>
    </style:style>
    <style:style style:name="P39" style:family="paragraph" style:parent-style-name="Standard">
      <style:paragraph-properties fo:text-align="center" style:justify-single-word="false" fo:break-before="page"/>
      <style:text-properties officeooo:paragraph-rsid="0010ced3"/>
    </style:style>
    <style:style style:name="P40" style:family="paragraph" style:parent-style-name="Standard">
      <style:paragraph-properties fo:break-before="page"/>
      <style:text-properties officeooo:rsid="000e6d88" officeooo:paragraph-rsid="000e6d88"/>
    </style:style>
    <style:style style:name="P41" style:family="paragraph" style:parent-style-name="Standard">
      <style:paragraph-properties fo:break-before="page"/>
      <style:text-properties officeooo:rsid="000e6d88" officeooo:paragraph-rsid="0031dfbd"/>
    </style:style>
    <style:style style:name="P42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43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aec97"/>
    </style:style>
    <style:style style:name="P44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33e7b8"/>
    </style:style>
    <style:style style:name="P45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37ab65"/>
    </style:style>
    <style:style style:name="P46" style:family="paragraph" style:parent-style-name="Standard">
      <style:paragraph-properties fo:text-align="center" style:justify-single-word="false"/>
      <style:text-properties officeooo:paragraph-rsid="0037ab65"/>
    </style:style>
    <style:style style:name="P47" style:family="paragraph" style:parent-style-name="Standard">
      <style:paragraph-properties fo:text-align="center" style:justify-single-word="false"/>
      <style:text-properties officeooo:paragraph-rsid="0037ca96"/>
    </style:style>
    <style:style style:name="P48" style:family="paragraph" style:parent-style-name="Standard">
      <style:paragraph-properties fo:text-align="center" style:justify-single-word="false"/>
      <style:text-properties officeooo:paragraph-rsid="003978a7"/>
    </style:style>
    <style:style style:name="P49" style:family="paragraph" style:parent-style-name="Standard">
      <style:paragraph-properties fo:text-align="center" style:justify-single-word="false"/>
      <style:text-properties officeooo:paragraph-rsid="000aec97"/>
    </style:style>
    <style:style style:name="P50" style:family="paragraph" style:parent-style-name="Standard">
      <style:paragraph-properties fo:text-align="center" style:justify-single-word="false"/>
      <style:text-properties officeooo:paragraph-rsid="0047289f"/>
    </style:style>
    <style:style style:name="P51" style:family="paragraph" style:parent-style-name="Standard">
      <style:paragraph-properties fo:text-align="center" style:justify-single-word="false"/>
      <style:text-properties officeooo:paragraph-rsid="004a97d0"/>
    </style:style>
    <style:style style:name="P52" style:family="paragraph" style:parent-style-name="Standard">
      <style:paragraph-properties fo:text-align="center" style:justify-single-word="false"/>
      <style:text-properties officeooo:paragraph-rsid="00083960"/>
    </style:style>
    <style:style style:name="P53" style:family="paragraph" style:parent-style-name="Standard">
      <style:paragraph-properties fo:text-align="center" style:justify-single-word="false"/>
      <style:text-properties officeooo:paragraph-rsid="004c6bcc"/>
    </style:style>
    <style:style style:name="P54" style:family="paragraph" style:parent-style-name="Standard">
      <style:paragraph-properties fo:text-align="center" style:justify-single-word="false"/>
      <style:text-properties officeooo:paragraph-rsid="0008348a"/>
    </style:style>
    <style:style style:name="P55" style:family="paragraph" style:parent-style-name="Standard">
      <style:paragraph-properties fo:text-align="center" style:justify-single-word="false"/>
      <style:text-properties officeooo:paragraph-rsid="004e51f1"/>
    </style:style>
    <style:style style:name="P56" style:family="paragraph" style:parent-style-name="Standard">
      <style:paragraph-properties fo:text-align="center" style:justify-single-word="false"/>
      <style:text-properties officeooo:paragraph-rsid="002bde97"/>
    </style:style>
    <style:style style:name="P57" style:family="paragraph" style:parent-style-name="Standard">
      <style:paragraph-properties fo:text-align="center" style:justify-single-word="false"/>
      <style:text-properties officeooo:paragraph-rsid="0050f076"/>
    </style:style>
    <style:style style:name="P58" style:family="paragraph" style:parent-style-name="Standard">
      <style:paragraph-properties fo:text-align="center" style:justify-single-word="false"/>
      <style:text-properties officeooo:paragraph-rsid="0054dc96"/>
    </style:style>
    <style:style style:name="P59" style:family="paragraph" style:parent-style-name="Standard">
      <style:paragraph-properties fo:text-align="center" style:justify-single-word="false"/>
      <style:text-properties officeooo:paragraph-rsid="005a32a4"/>
    </style:style>
    <style:style style:name="P60" style:family="paragraph" style:parent-style-name="Standard">
      <style:paragraph-properties fo:text-align="center" style:justify-single-word="false"/>
      <style:text-properties officeooo:paragraph-rsid="00615d3e"/>
    </style:style>
    <style:style style:name="P61" style:family="paragraph" style:parent-style-name="Standard">
      <style:paragraph-properties fo:text-align="center" style:justify-single-word="false"/>
      <style:text-properties officeooo:rsid="0008348a" officeooo:paragraph-rsid="0037ab65"/>
    </style:style>
    <style:style style:name="P62" style:family="paragraph" style:parent-style-name="Standard">
      <style:paragraph-properties fo:text-align="center" style:justify-single-word="false"/>
      <style:text-properties officeooo:rsid="0008348a" officeooo:paragraph-rsid="0038bde2"/>
    </style:style>
    <style:style style:name="P63" style:family="paragraph" style:parent-style-name="Standard">
      <style:paragraph-properties fo:text-align="center" style:justify-single-word="false"/>
      <style:text-properties officeooo:rsid="0008348a" officeooo:paragraph-rsid="0047289f"/>
    </style:style>
    <style:style style:name="P64" style:family="paragraph" style:parent-style-name="Standard">
      <style:paragraph-properties fo:text-align="center" style:justify-single-word="false"/>
      <style:text-properties officeooo:rsid="0008348a" officeooo:paragraph-rsid="004ae9ad"/>
    </style:style>
    <style:style style:name="P65" style:family="paragraph" style:parent-style-name="Standard">
      <style:paragraph-properties fo:text-align="center" style:justify-single-word="false"/>
      <style:text-properties officeooo:rsid="0008348a" officeooo:paragraph-rsid="0056c2ad"/>
    </style:style>
    <style:style style:name="P66" style:family="paragraph" style:parent-style-name="Standard">
      <style:paragraph-properties fo:text-align="center" style:justify-single-word="false"/>
      <style:text-properties officeooo:rsid="0008348a" officeooo:paragraph-rsid="005c6439"/>
    </style:style>
    <style:style style:name="P67" style:family="paragraph" style:parent-style-name="Standard">
      <style:paragraph-properties fo:text-align="center" style:justify-single-word="false"/>
      <style:text-properties officeooo:rsid="0008348a" officeooo:paragraph-rsid="0063aa4f"/>
    </style:style>
    <style:style style:name="P68" style:family="paragraph" style:parent-style-name="Standard">
      <style:text-properties officeooo:rsid="0008348a" officeooo:paragraph-rsid="00362eec"/>
    </style:style>
    <style:style style:name="P69" style:family="paragraph" style:parent-style-name="Standard">
      <style:text-properties officeooo:rsid="0008348a" officeooo:paragraph-rsid="000aec97"/>
    </style:style>
    <style:style style:name="P70" style:family="paragraph" style:parent-style-name="Standard">
      <style:text-properties officeooo:rsid="0008348a" officeooo:paragraph-rsid="0047289f"/>
    </style:style>
    <style:style style:name="P71" style:family="paragraph" style:parent-style-name="Standard">
      <style:text-properties officeooo:rsid="0008348a" officeooo:paragraph-rsid="004ae9ad"/>
    </style:style>
    <style:style style:name="P72" style:family="paragraph" style:parent-style-name="Standard">
      <style:text-properties officeooo:rsid="0008348a" officeooo:paragraph-rsid="00083960"/>
    </style:style>
    <style:style style:name="P73" style:family="paragraph" style:parent-style-name="Standard">
      <style:paragraph-properties fo:text-align="start" style:justify-single-word="false"/>
      <style:text-properties officeooo:rsid="0008348a" officeooo:paragraph-rsid="0016016a"/>
    </style:style>
    <style:style style:name="P74" style:family="paragraph" style:parent-style-name="Standard">
      <style:paragraph-properties fo:text-align="start" style:justify-single-word="false"/>
      <style:text-properties officeooo:rsid="0008348a" officeooo:paragraph-rsid="004e51f1"/>
    </style:style>
    <style:style style:name="P75" style:family="paragraph" style:parent-style-name="Standard">
      <style:paragraph-properties fo:text-align="start" style:justify-single-word="false"/>
      <style:text-properties officeooo:rsid="0008348a" officeooo:paragraph-rsid="002ce26f"/>
    </style:style>
    <style:style style:name="P76" style:family="paragraph" style:parent-style-name="Standard">
      <style:text-properties officeooo:rsid="0008348a" officeooo:paragraph-rsid="0050f076"/>
    </style:style>
    <style:style style:name="P77" style:family="paragraph" style:parent-style-name="Standard">
      <style:text-properties officeooo:rsid="0008348a" officeooo:paragraph-rsid="000e6d88"/>
    </style:style>
    <style:style style:name="P78" style:family="paragraph" style:parent-style-name="Standard">
      <style:text-properties officeooo:paragraph-rsid="0047289f"/>
    </style:style>
    <style:style style:name="P79" style:family="paragraph" style:parent-style-name="Standard">
      <style:text-properties officeooo:rsid="000e6d88" officeooo:paragraph-rsid="004ae9ad"/>
    </style:style>
    <style:style style:name="P80" style:family="paragraph" style:parent-style-name="Standard">
      <style:text-properties officeooo:rsid="000e6d88" officeooo:paragraph-rsid="0063aa4f"/>
    </style:style>
    <style:style style:name="P81" style:family="paragraph" style:parent-style-name="Standard">
      <style:text-properties officeooo:paragraph-rsid="004ae9ad"/>
    </style:style>
    <style:style style:name="P82" style:family="paragraph" style:parent-style-name="Standard">
      <style:text-properties officeooo:paragraph-rsid="00083960"/>
    </style:style>
    <style:style style:name="P83" style:family="paragraph" style:parent-style-name="Standard">
      <style:text-properties officeooo:paragraph-rsid="0008348a"/>
    </style:style>
    <style:style style:name="P84" style:family="paragraph" style:parent-style-name="Standard">
      <style:text-properties officeooo:paragraph-rsid="002bde97"/>
    </style:style>
    <style:style style:name="P85" style:family="paragraph" style:parent-style-name="Standard">
      <style:text-properties officeooo:paragraph-rsid="004e51f1"/>
    </style:style>
    <style:style style:name="P86" style:family="paragraph" style:parent-style-name="Standard">
      <style:text-properties officeooo:paragraph-rsid="0050f076"/>
    </style:style>
    <style:style style:name="P87" style:family="paragraph" style:parent-style-name="Standard">
      <style:text-properties officeooo:paragraph-rsid="0031dfbd"/>
    </style:style>
    <style:style style:name="P88" style:family="paragraph" style:parent-style-name="Standard">
      <style:text-properties officeooo:paragraph-rsid="00352859"/>
    </style:style>
    <style:style style:name="T1" style:family="text">
      <style:text-properties officeooo:rsid="0008348a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7"/>
      <text:p text:style-name="P7"/>
      <text:p text:style-name="P7">adf</text:p>
      <text:p text:style-name="P30"/>
      <text:p text:style-name="P51"><draw:frame draw:style-name="fr1" draw:name="Object73" text:anchor-type="as-char" svg:y="-0.172in" svg:width="0.4492in" svg:height="0.2083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1"><draw:frame draw:style-name="fr1" draw:name="Object74" text:anchor-type="as-char" svg:y="-0.2925in" svg:width="0.8028in" svg:height="0.4717in" draw:z-index="7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1"><draw:frame draw:style-name="fr1" draw:name="Object75" text:anchor-type="as-char" svg:y="-0.2925in" svg:width="1.7071in" svg:height="0.4717in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1"><draw:frame draw:style-name="fr1" draw:name="Object76" text:anchor-type="as-char" svg:y="-0.2925in" svg:width="2.878in" svg:height="0.4717in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0"/>
      <text:p text:style-name="P11">af</text:p>
      <text:p text:style-name="P24"><draw:frame draw:style-name="fr1" draw:name="Object57" text:anchor-type="as-char" svg:y="-0.1992in" svg:width="0.7236in" svg:height="0.2409in" draw:z-index="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4"><draw:frame draw:style-name="fr1" draw:name="Object58" text:anchor-type="as-char" svg:y="-0.2953in" svg:width="1.2228in" svg:height="0.4744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4"><draw:frame draw:style-name="fr1" draw:name="Object59" text:anchor-type="as-char" svg:y="-0.2953in" svg:width="2.5374in" svg:height="0.4744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4"><draw:frame draw:style-name="fr1" draw:name="Object56" text:anchor-type="as-char" svg:y="-0.2953in" svg:width="4.522in" svg:height="0.4744in" draw:z-index="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24"/>
      <text:p text:style-name="P11">af</text:p>
      <text:p text:style-name="P24"><draw:frame draw:style-name="fr1" draw:name="Object61" text:anchor-type="as-char" svg:y="-0.1866in" svg:width="0.7689in" svg:height="0.228in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4"><draw:frame draw:style-name="fr1" draw:name="Object62" text:anchor-type="as-char" svg:y="-0.2835in" svg:width="1.2047in" svg:height="0.452in" draw:z-index="1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4"><draw:frame draw:style-name="fr1" draw:name="Object63" text:anchor-type="as-char" svg:y="-0.2835in" svg:width="2.2626in" svg:height="0.452in" draw:z-index="1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4"><draw:frame draw:style-name="fr1" draw:name="Object60" text:anchor-type="as-char" svg:y="-0.2835in" svg:width="3.802in" svg:height="0.452in" draw:z-index="1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30"/>
      <text:p text:style-name="P7">af</text:p>
      <text:p text:style-name="P20"><draw:frame draw:style-name="fr1" draw:name="Object18" text:anchor-type="as-char" svg:y="-0.1992in" svg:width="0.711in" svg:height="0.2602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draw:frame draw:style-name="fr1" draw:name="Object22" text:anchor-type="as-char" svg:y="-0.2925in" svg:width="1.0654in" svg:height="0.4717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0"><draw:frame draw:style-name="fr1" draw:name="Object23" text:anchor-type="as-char" svg:y="-0.4165in" svg:width="1.9689in" svg:height="0.5957in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><draw:frame draw:style-name="fr1" draw:name="Object24" text:anchor-type="as-char" svg:y="-0.4165in" svg:width="3.1693in" svg:height="0.5957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0"/>
      <text:p text:style-name="P7">af</text:p>
      <text:p text:style-name="P2"><text:soft-page-break/><draw:frame draw:style-name="fr1" draw:name="Object16" text:anchor-type="as-char" svg:y="-0.1866in" svg:width="0.7563in" svg:height="0.228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><draw:frame draw:style-name="fr1" draw:name="Object25" text:anchor-type="as-char" svg:y="-0.2807in" svg:width="1.1217in" svg:height="0.4484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"><draw:frame draw:style-name="fr1" draw:name="Object26" text:anchor-type="as-char" svg:y="-0.4047in" svg:width="1.922in" svg:height="0.5728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"><draw:frame draw:style-name="fr1" draw:name="Object27" text:anchor-type="as-char" svg:y="-0.4047in" svg:width="2.8925in" svg:height="0.5728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2"/>
      <text:p text:style-name="P7"/>
      <text:p text:style-name="P7"/>
      <text:p text:style-name="P30"><text:span text:style-name="T1">adf</text:span></text:p>
      <text:p text:style-name="P20"><draw:frame draw:style-name="fr1" draw:name="Object28" text:anchor-type="as-char" svg:y="-0.172in" svg:width="0.4492in" svg:height="0.2083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0"><draw:frame draw:style-name="fr1" draw:name="Object29" text:anchor-type="as-char" svg:y="-0.2925in" svg:width="0.6047in" svg:height="0.4717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0"><draw:frame draw:style-name="fr1" draw:name="Object30" text:anchor-type="as-char" svg:y="-0.2925in" svg:width="0.9965in" svg:height="0.4717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0"><draw:frame draw:style-name="fr1" draw:name="Object31" text:anchor-type="as-char" svg:y="-0.2925in" svg:width="1.3272in" svg:height="0.4717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9">af</text:p>
      <text:p text:style-name="P25"><draw:frame draw:style-name="fr1" draw:name="Object69" text:anchor-type="as-char" svg:y="-0.1866in" svg:width="0.7689in" svg:height="0.228in" draw:z-index="3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5"><draw:frame draw:style-name="fr1" draw:name="Object70" text:anchor-type="as-char" svg:y="-0.2835in" svg:width="1.0071in" svg:height="0.452in" draw:z-index="36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25"><draw:frame draw:style-name="fr1" draw:name="Object71" text:anchor-type="as-char" svg:y="-0.2835in" svg:width="1.4693in" svg:height="0.452in" draw:z-index="3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5"><draw:frame draw:style-name="fr1" draw:name="Object64" text:anchor-type="as-char" svg:y="-0.2835in" svg:width="2.0146in" svg:height="0.452in" draw:z-index="4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">af</text:p>
      <text:p text:style-name="P20"><draw:frame draw:style-name="fr1" draw:name="Object36" text:anchor-type="as-char" svg:y="-0.1866in" svg:width="0.7563in" svg:height="0.228in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0"><draw:frame draw:style-name="fr1" draw:name="Object37" text:anchor-type="as-char" svg:y="-0.2807in" svg:width="0.9236in" svg:height="0.4484in" draw:z-index="3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0"><draw:frame draw:style-name="fr1" draw:name="Object38" text:anchor-type="as-char" svg:y="-0.4047in" svg:width="1.198in" svg:height="0.5728in" draw:z-index="3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0"><draw:frame draw:style-name="fr1" draw:name="Object39" text:anchor-type="as-char" svg:y="-0.4047in" svg:width="1.4335in" svg:height="0.5728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9">af</text:p>
      <text:p text:style-name="P66"><draw:frame draw:style-name="fr1" draw:name="Object49" text:anchor-type="as-char" svg:y="-0.2925in" svg:width="0.9654in" svg:height="0.4717in" draw:z-index="9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6"><draw:frame draw:style-name="fr1" draw:name="Object72" text:anchor-type="as-char" svg:y="-0.2835in" svg:width="1.8965in" svg:height="0.452in" draw:z-index="9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2"><draw:frame draw:style-name="fr1" draw:name="Object50" text:anchor-type="as-char" svg:y="-0.2835in" svg:width="1.6346in" svg:height="0.4516in" draw:z-index="3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39"/>
      <text:p text:style-name="P36"/>
      <text:p text:style-name="P14"/>
      <text:p text:style-name="P14"/>
      <text:p text:style-name="P85"><text:span text:style-name="T1">adf</text:span></text:p>
      <text:p text:style-name="P55"><draw:frame draw:style-name="fr1" draw:name="Object3" text:anchor-type="as-char" svg:y="-0.172in" svg:width="0.7925in" svg:height="0.2146in" draw:z-index="7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5"><draw:frame draw:style-name="fr1" draw:name="Object6" text:anchor-type="as-char" svg:y="-0.2925in" svg:width="0.828in" svg:height="0.4717in" draw:z-index="7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5"><draw:frame draw:style-name="fr1" draw:name="Object7" text:anchor-type="as-char" svg:y="-0.2925in" svg:width="1.3402in" svg:height="0.4717in" draw:z-index="7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5"><draw:frame draw:style-name="fr1" draw:name="Object8" text:anchor-type="as-char" svg:y="-0.2925in" svg:width="1.6701in" svg:height="0.4717in" draw:z-index="7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4"/>
      <text:p text:style-name="P14">af</text:p>
      <text:p text:style-name="P27"><draw:frame draw:style-name="fr1" draw:name="Object82" text:anchor-type="as-char" svg:y="-0.1992in" svg:width="1.061in" svg:height="0.2417in" draw:z-index="4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27"><draw:frame draw:style-name="fr1" draw:name="Object83" text:anchor-type="as-char" svg:y="-0.2953in" svg:width="1.2484in" svg:height="0.4744in" draw:z-index="44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7"><draw:frame draw:style-name="fr1" draw:name="Object84" text:anchor-type="as-char" svg:y="-0.2953in" svg:width="2.0193in" svg:height="0.4744in" draw:z-index="4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59"><draw:frame draw:style-name="fr1" draw:name="Object19" text:anchor-type="as-char" svg:y="-0.2953in" svg:width="2.752in" svg:height="0.4744in" draw:z-index="8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7"/>
      <text:p text:style-name="P84"><text:span text:style-name="T1">af</text:span></text:p>
      <text:p text:style-name="P27"><draw:frame draw:style-name="fr1" draw:name="Object86" text:anchor-type="as-char" svg:y="-0.1866in" svg:width="1.1063in" svg:height="0.2283in" draw:z-index="4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27"><draw:frame draw:style-name="fr1" draw:name="Object87" text:anchor-type="as-char" svg:y="-0.2835in" svg:width="1.2299in" svg:height="0.452in" draw:z-index="47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27"><draw:frame draw:style-name="fr1" draw:name="Object88" text:anchor-type="as-char" svg:y="-0.2835in" svg:width="1.8075in" svg:height="0.452in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59"><draw:frame draw:style-name="fr1" draw:name="Object17" text:anchor-type="as-char" svg:y="-0.2835in" svg:width="2.352in" svg:height="0.452in" draw:z-index="88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75"/>
      <text:p text:style-name="P83"><text:span text:style-name="T1">af</text:span></text:p>
      <text:p text:style-name="P19"><draw:frame draw:style-name="fr1" draw:name="Object4" text:anchor-type="as-char" svg:y="-0.1992in" svg:width="1.0492in" svg:height="0.2417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9"><draw:frame draw:style-name="fr1" draw:name="Object10" text:anchor-type="as-char" svg:y="-0.2925in" svg:width="1.0902in" svg:height="0.471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><draw:frame draw:style-name="fr1" draw:name="Object9" text:anchor-type="as-char" svg:y="-0.4165in" svg:width="1.5965in" svg:height="0.5957in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3"><draw:frame draw:style-name="fr1" draw:name="Object15" text:anchor-type="as-char" svg:y="-0.4165in" svg:width="1.9346in" svg:height="0.5957in" draw:z-index="7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83"><text:span text:style-name="T1">af</text:span></text:p>
      <text:p text:style-name="P19"><draw:frame draw:style-name="fr1" draw:name="Object5" text:anchor-type="as-char" svg:y="-0.1866in" svg:width="1.0937in" svg:height="0.2283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0"><text:soft-page-break/><draw:frame draw:style-name="fr1" draw:name="Object13" text:anchor-type="as-char" svg:y="-0.2807in" svg:width="1.1465in" svg:height="0.4484in" draw:z-index="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0"><draw:frame draw:style-name="fr1" draw:name="Object14" text:anchor-type="as-char" svg:y="-0.4047in" svg:width="1.539in" svg:height="0.5728in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3"><draw:frame draw:style-name="fr1" draw:name="Object11" text:anchor-type="as-char" svg:y="-0.4047in" svg:width="1.7744in" svg:height="0.5728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0"/>
      <text:p text:style-name="P9">af</text:p>
      <text:p text:style-name="P65"><draw:frame draw:style-name="fr1" draw:name="Object51" text:anchor-type="as-char" svg:y="-0.2925in" svg:width="1.6457in" svg:height="0.4717in" draw:z-index="8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5"><draw:frame draw:style-name="fr1" draw:name="Object90" text:anchor-type="as-char" svg:y="-0.2953in" svg:width="2.5307in" svg:height="0.4744in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65"><draw:frame draw:style-name="fr1" draw:name="Object91" text:anchor-type="as-char" svg:y="-0.2835in" svg:width="2.4571in" svg:height="0.452in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65"><draw:frame draw:style-name="fr1" draw:name="Object53" text:anchor-type="as-char" svg:y="-0.2925in" svg:width="2.1945in" svg:height="0.4717in" draw:z-index="8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3"><draw:frame draw:style-name="fr1" draw:name="Object52" text:anchor-type="as-char" svg:y="-0.2835in" svg:width="2.1957in" svg:height="0.4516in" draw:z-index="3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"/>
      <text:p text:style-name="P40"/>
      <text:p text:style-name="P37"/>
      <text:p text:style-name="P31"/>
      <text:p text:style-name="P79">If 0 &lt; x &lt; 2,</text:p>
      <text:p text:style-name="P81"/>
      <text:p text:style-name="P64"><draw:frame draw:style-name="fr1" draw:name="Object92" text:anchor-type="as-char" svg:y="-0.2925in" svg:width="3.5953in" svg:height="0.4717in" draw:z-index="7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1">af</text:p>
      <text:p text:style-name="P26"><draw:frame draw:style-name="fr1" draw:name="Object55" text:anchor-type="as-char" svg:y="-0.2953in" svg:width="5.2398in" svg:height="0.4744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6"/>
      <text:p text:style-name="P13">af</text:p>
      <text:p text:style-name="P4"><draw:frame draw:style-name="fr1" draw:name="Object54" text:anchor-type="as-char" svg:y="-0.2835in" svg:width="4.5193in" svg:height="0.452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7"/>
      <text:p text:style-name="P7">af</text:p>
      <text:p text:style-name="P20"><draw:frame draw:style-name="fr1" draw:name="Object1" text:anchor-type="as-char" svg:y="-0.4165in" svg:width="3.8654in" svg:height="0.5957in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0"/>
      <text:p text:style-name="P7">af</text:p>
      <text:p text:style-name="P20"><draw:frame draw:style-name="fr1" draw:name="Object2" text:anchor-type="as-char" svg:y="-0.4047in" svg:width="3.6134in" svg:height="0.5728in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0"/>
      <text:p text:style-name="P12"/>
      <text:p text:style-name="P41"/>
      <text:p text:style-name="P38"/>
      <text:p text:style-name="P32"/>
      <text:p text:style-name="P32"/>
      <text:p text:style-name="P77"/>
      <text:p text:style-name="P32">If 0 &lt; x &lt; 2,</text:p>
      <text:p text:style-name="P33"/>
      <text:p text:style-name="P28"><draw:frame draw:style-name="fr1" draw:name="Object40" text:anchor-type="as-char" svg:y="-0.2201in" svg:width="1.3098in" svg:height="0.389in" draw:z-index="4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3"/>
      <text:p text:style-name="P33"/>
      <text:p text:style-name="P20"><draw:frame draw:style-name="fr1" draw:name="Object41" text:anchor-type="as-char" svg:y="-0.2201in" svg:width="1.8547in" svg:height="0.389in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0"><draw:frame draw:style-name="fr1" draw:name="Object20" text:anchor-type="as-char" svg:y="-0.2201in" svg:width="1.9445in" svg:height="0.389in" draw:z-index="9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0"><draw:frame draw:style-name="fr1" draw:name="Object21" text:anchor-type="as-char" svg:y="-0.2201in" svg:width="1.8307in" svg:height="0.389in" draw:z-index="9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0"><draw:frame draw:style-name="fr1" draw:name="Object32" text:anchor-type="as-char" svg:y="-0.2201in" svg:width="1.9201in" svg:height="0.389in" draw:z-index="9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0"/>
      <text:p text:style-name="P2"/>
      <text:p text:style-name="P43"/>
      <text:p text:style-name="P8"/>
      <text:p text:style-name="P8"/>
      <text:p text:style-name="P80">If 0 &lt; x &lt; 2,</text:p>
      <text:p text:style-name="P67"><draw:frame draw:style-name="fr1" draw:name="Object44" text:anchor-type="as-char" svg:y="-0.2925in" svg:width="3.2465in" svg:height="0.4717in" draw:z-index="9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8"/>
      <text:p text:style-name="P8"/>
      <text:p text:style-name="P16">af</text:p>
      <text:p text:style-name="P29"><draw:frame draw:style-name="fr1" draw:name="Object94" text:anchor-type="as-char" svg:y="-0.2953in" svg:width="5.0327in" svg:height="0.4744in" draw:z-index="5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29"/>
      <text:p text:style-name="P16">af</text:p>
      <text:p text:style-name="P5"><draw:frame draw:style-name="fr1" draw:name="Object95" text:anchor-type="as-char" svg:y="-0.2835in" svg:width="4.2453in" svg:height="0.452in" draw:z-index="51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88"/>
      <text:p text:style-name="P21"><draw:frame draw:style-name="fr1" draw:name="Object45" text:anchor-type="as-char" svg:y="-0.4165in" svg:width="3.5165in" svg:height="0.5957in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1"/>
      <text:p text:style-name="P3"><draw:frame draw:style-name="fr1" draw:name="Object43" text:anchor-type="as-char" svg:y="-0.4047in" svg:width="3.2646in" svg:height="0.5728in" draw:z-index="2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4"/>
      <text:p text:style-name="P15"/>
      <text:p text:style-name="P15"/>
      <text:p text:style-name="P8"/>
      <text:p text:style-name="P70">adf</text:p>
      <text:p text:style-name="P78"/>
      <text:p text:style-name="P63"><draw:frame draw:style-name="fr1" draw:name="Object46" text:anchor-type="as-char" svg:y="-0.2744in" svg:width="1.8102in" svg:height="0.4429in" draw:z-index="6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7">adf</text:p>
      <text:p text:style-name="P34"/>
      <text:p text:style-name="P50"><draw:frame draw:style-name="fr1" draw:name="Object97" text:anchor-type="as-char" svg:y="-0.2744in" svg:width="2.3547in" svg:height="0.4429in" draw:z-index="64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50"><draw:frame draw:style-name="fr1" draw:name="Object47" text:anchor-type="as-char" svg:y="-0.2744in" svg:width="2.4453in" svg:height="0.4429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0"><draw:frame draw:style-name="fr1" draw:name="Object48" text:anchor-type="as-char" svg:y="-0.2744in" svg:width="2.3307in" svg:height="0.4429in" draw:z-index="6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0"><draw:frame draw:style-name="fr1" draw:name="Object96" text:anchor-type="as-char" svg:y="-0.2744in" svg:width="2.4201in" svg:height="0.4429in" draw:z-index="6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17"/>
      <text:p text:style-name="P45"/>
      <text:p text:style-name="P18"/>
      <text:p text:style-name="P18"/>
      <text:p text:style-name="P18"/>
      <text:p text:style-name="P86"><text:span text:style-name="T1">adf</text:span></text:p>
      <text:p text:style-name="P57"><draw:frame draw:style-name="fr1" draw:name="Object102" text:anchor-type="as-char" svg:y="-0.2925in" svg:width="0.9764in" svg:height="0.4717in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57"><draw:frame draw:style-name="fr1" draw:name="Object105" text:anchor-type="as-char" svg:y="-0.2925in" svg:width="1.5472in" svg:height="0.4717in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57"><draw:frame draw:style-name="fr1" draw:name="Object106" text:anchor-type="as-char" svg:y="-0.2925in" svg:width="2.0508in" svg:height="0.4717in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6">af</text:p>
      <text:p text:style-name="P57"><draw:frame draw:style-name="fr1" draw:name="Object107" text:anchor-type="as-char" svg:y="-0.2925in" svg:width="1.6118in" svg:height="0.4717in" draw:z-index="7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35"/>
      <text:p text:style-name="P18">af</text:p>
      <text:p text:style-name="P46"><draw:frame draw:style-name="fr1" draw:name="Object100" text:anchor-type="as-char" svg:y="-0.2953in" svg:width="1.7598in" svg:height="0.4744in" draw:z-index="5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48"><draw:frame draw:style-name="fr1" draw:name="Object114" text:anchor-type="as-char" svg:y="-0.2953in" svg:width="3.2075in" svg:height="0.4744in" draw:z-index="62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58"><draw:frame draw:style-name="fr1" draw:name="Object12" text:anchor-type="as-char" svg:y="-0.2953in" svg:width="4.6075in" svg:height="0.4744in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35"/>
      <text:p text:style-name="P18">af</text:p>
      <text:p text:style-name="P6"><draw:frame draw:style-name="fr1" draw:name="Object101" text:anchor-type="as-char" svg:y="-0.2835in" svg:width="1.2783in" svg:height="0.452in" draw:z-index="5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62"><draw:frame draw:style-name="fr1" draw:name="Object112" text:anchor-type="as-char" svg:y="-0.2835in" svg:width="1.9201in" svg:height="0.452in" draw:z-index="60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62"><draw:frame draw:style-name="fr1" draw:name="Object113" text:anchor-type="as-char" svg:y="-0.2835in" svg:width="2.639in" svg:height="0.452in" draw:z-index="61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18"/>
      <text:p text:style-name="P18">af</text:p>
      <text:p text:style-name="P46"><draw:frame draw:style-name="fr1" draw:name="Object103" text:anchor-type="as-char" svg:y="-0.2925in" svg:width="1.9992in" svg:height="0.4717in" draw:z-index="5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47"><draw:frame draw:style-name="fr1" draw:name="Object108" text:anchor-type="as-char" svg:y="-0.4165in" svg:width="3.6508in" svg:height="0.5957in" draw:z-index="56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47"><draw:frame draw:style-name="fr1" draw:name="Object109" text:anchor-type="as-char" svg:y="-0.4165in" svg:width="5.1374in" svg:height="0.5957in" draw:z-index="57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35"/>
      <text:p text:style-name="P18">af</text:p>
      <text:p text:style-name="P46"><text:soft-page-break/><draw:frame draw:style-name="fr1" draw:name="Object104" text:anchor-type="as-char" svg:y="-0.2807in" svg:width="1.3752in" svg:height="0.4484in" draw:z-index="55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47"><draw:frame draw:style-name="fr1" draw:name="Object110" text:anchor-type="as-char" svg:y="-0.4047in" svg:width="2.0299in" svg:height="0.5728in" draw:z-index="58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47"><draw:frame draw:style-name="fr1" draw:name="Object111" text:anchor-type="as-char" svg:y="-0.4047in" svg:width="2.6374in" svg:height="0.5728in" draw:z-index="59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42:10.167000000</meta:creation-date>
    <dc:date>2016-06-12T11:35:45.428000000</dc:date>
    <meta:editing-duration>P1DT7H46M43S</meta:editing-duration>
    <meta:editing-cycles>86</meta:editing-cycles>
    <meta:generator>LibreOffice/5.0.0.5$Windows_x86 LibreOffice_project/1b1a90865e348b492231e1c451437d7a15bb262b</meta:generator>
    <meta:document-statistic meta:table-count="0" meta:image-count="0" meta:object-count="96" meta:page-count="11" meta:paragraph-count="128" meta:word-count="47" meta:character-count="103" meta:non-whitespace-character-count="88"/>
  </office:meta>
</office:document-meta>
</file>

<file path=Object 1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x^z = 
1 + 
(binom{z}{1})int from 1 to x dt + 
(binom{z}{2})int from 1 to x int from 1 to x du dt+ 
(binom{z}{2})int from 1 to x int from 1 to x int from 1 to x dv du dt + ...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i mathvariant="italic">du</mi>
          </mrow>
        </mrow>
      </mrow>
      <mi mathvariant="italic">dt</mi>
    </mrow>
    <annotation encoding="StarMath 5.0">[(x bold{-1})^2]^{"*"int""} =
int from 1 to x int from 1 to {x over t} du dt
</annotation>
  </semantics>
</math>
</file>

<file path=Object 10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frac>
              <mn>1</mn>
              <mi>t</mi>
            </mfrac>
            <mo stretchy="false">−</mo>
            <mfrac>
              <msup>
                <mi>e</mi>
                <mrow>
                  <mo stretchy="false">−</mo>
                  <mi>t</mi>
                </mrow>
              </msup>
              <mi>t</mi>
            </mfrac>
          </mrow>
        </mrow>
      </mrow>
      <mi mathvariant="italic">dt</mi>
    </mrow>
    <annotation encoding="StarMath 5.0">[log x]^{"+"int""} = int from 0 to (x-1) { 1 over t - e^-t over t } dt</annotation>
  </semantics>
</math>
</file>

<file path=Object 101/content.xml><?xml version="1.0" encoding="utf-8"?>
<math xmlns="http://www.w3.org/1998/Math/MathML" display="block">
  <semantics>
    <mrow>
      <msup>
        <mrow>
          <mo fence="true" stretchy="false">[</mo>
          <mrow>
            <mrow>
              <mi>log</mi>
              <mi>x</mi>
            </mrow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frac>
          <mn>1</mn>
          <mi>t</mi>
        </mfrac>
      </mrow>
    </mrow>
    <annotation encoding="StarMath 5.0">[log x]^{"+"sum""} = sum from t=1 to (x-1) {1 over t}</annotation>
  </semantics>
</math>
</file>

<file path=Object 10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1</mn>
            <mi>x</mi>
          </munderover>
          <mrow>
            <mfrac>
              <mn>1</mn>
              <mrow>
                <mi>log</mi>
                <mi>t</mi>
              </mrow>
            </mfrac>
            <mo stretchy="false">−</mo>
            <mfrac>
              <mn>1</mn>
              <mrow>
                <mi>t</mi>
                <mi>log</mi>
                <mi>t</mi>
              </mrow>
            </mfrac>
          </mrow>
        </mrow>
      </mrow>
      <mi mathvariant="italic">dt</mi>
    </mrow>
    <annotation encoding="StarMath 5.0">[log x]^{"*"int""} = int from 1 to x { 1 over {log t} - 1 over {t log t} } dt</annotation>
  </semantics>
</math>
</file>

<file path=Object 10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i mathvariant="normal">κ</mi>
        </mrow>
      </mrow>
      <mrow>
        <mo fence="true" stretchy="false">(</mo>
        <mrow>
          <mi>t</mi>
        </mrow>
        <mo fence="true" stretchy="false">)</mo>
      </mrow>
    </mrow>
    <annotation encoding="StarMath 5.0">[log x]^{"*"sum""} = sum from t=2 to x %kappa( t )</annotation>
  </semantics>
</math>
</file>

<file path=Object 10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n>2</mn>
                </msup>
                <mi>x</mi>
              </mrow>
            </mrow>
            <mo fence="true" stretchy="false">]</mo>
          </mrow>
          <mi>n</mi>
          <mrow>
            <mtext>*</mtext>
            <mrow>
              <mo stretchy="false">∫</mo>
              <mtext/>
            </mrow>
          </mrow>
        </msubsup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t</mi>
                </mfrac>
              </munderover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[log^2 x]^{"*"int""}_n = int from 1 to n int from 1 to {n over t} ( 1 over {log t} - 1 over {t log t} )cdot( 1 over {log u} - 1 over {u log u} ) du dt</annotation>
  </semantics>
</math>
</file>

<file path=Object 10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log</mi>
                  <mn>3</mn>
                </msup>
                <mi>x</mi>
              </mrow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row>
                <munderover>
                  <mo stretchy="false">∫</mo>
                  <mn>1</mn>
                  <mfrac>
                    <mi>x</mi>
                    <mrow>
                      <mi>t</mi>
                      <mo stretchy="false">⋅</mo>
                      <mi>u</mi>
                    </mrow>
                  </mfrac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i>t</mi>
                        </mrow>
                      </mfrac>
                      <mo stretchy="false">−</mo>
                      <mfrac>
                        <mn>1</mn>
                        <mrow>
                          <mi>t</mi>
                          <mi>log</mi>
                          <mi>t</mi>
                        </mrow>
                      </mfrac>
                    </mrow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v</mi>
                  </mrow>
                </mfrac>
                <mo stretchy="false">−</mo>
                <mfrac>
                  <mn>1</mn>
                  <mrow>
                    <mi>v</mi>
                    <mi>log</mi>
                    <mi>v</mi>
                  </mrow>
                </mfrac>
              </mrow>
            </mrow>
            <mo fence="true" stretchy="false">)</mo>
          </mrow>
        </mrow>
      </mrow>
      <mi mathvariant="italic">dv</mi>
      <mi mathvariant="italic">du</mi>
      <mi mathvariant="italic">dt</mi>
    </mrow>
    <annotation encoding="StarMath 5.0">[log^3 x]^{"*"int""} = 

int from 1 to x int from 1 to {x over t} int from 1 to {x over {t cdot u}} ( 1 over {log t} - 1 over {t log t} )cdot( 1 over {log u} - 1 over {u log u} ) cdot ( 1 over {log v} - 1 over {v log v} ) dv du dt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[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]</mo>
        </mrow>
        <mrow>
          <mtext>*</mtext>
          <mrow>
            <mo stretchy="false">∫</mo>
            <mtext/>
          </mrow>
        </mrow>
      </msup>
      <mo stretchy="false">=</mo>
      <mrow>
        <munderover>
          <mo stretchy="false">∫</mo>
          <mn>1</mn>
          <mi>x</mi>
        </munderover>
        <mi mathvariant="italic">dt</mi>
      </mrow>
    </mrow>
    <annotation encoding="StarMath 5.0">[x bold{-1}]^{"*"int""} =
int from 1 to x dt 
</annotation>
  </semantics>
</math>
</file>

<file path=Object 11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log</mi>
                  <mn>2</mn>
                </msup>
                <mi>x</mi>
              </mrow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[log^2 x]^{"*"sum""} = sum from t=2 to x sum from u=2 to lfloor x over t rfloor %kappa( t ) cdot %kappa( u )</annotation>
  </semantics>
</math>
</file>

<file path=Object 11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log</mi>
                  <mn>3</mn>
                </msup>
                <mi>x</mi>
              </mrow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i mathvariant="normal">κ</mi>
            </mrow>
          </mrow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u</mi>
          </mrow>
          <mo fence="true" stretchy="false">)</mo>
        </mrow>
        <mo stretchy="false">⋅</mo>
        <mi mathvariant="normal">κ</mi>
      </mrow>
      <mrow>
        <mo fence="true" stretchy="false">(</mo>
        <mrow>
          <mi>v</mi>
        </mrow>
        <mo fence="true" stretchy="false">)</mo>
      </mrow>
    </mrow>
    <annotation encoding="StarMath 5.0">[log^3 x]^{"*"sum""} = 
sum from t=2 to x sum from u=2 to lfloor x over t rfloor sum from v=2 to lfloor x over {t cdot u} rfloor %kappa( t ) cdot %kappa( u ) cdot %kappa( v )</annotation>
  </semantics>
</math>
</file>

<file path=Object 112/content.xml><?xml version="1.0" encoding="utf-8"?>
<math xmlns="http://www.w3.org/1998/Math/MathML" display="block">
  <semantics>
    <mrow>
      <msup>
        <mrow>
          <mo fence="true" stretchy="false">[</mo>
          <mrow>
            <mrow>
              <msup>
                <mi>log</mi>
                <mn>2</mn>
              </msup>
              <mi>x</mi>
            </mrow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frac>
              <mn>1</mn>
              <mi>t</mi>
            </mfrac>
          </mrow>
        </mrow>
        <mo stretchy="false">⋅</mo>
        <mfrac>
          <mn>1</mn>
          <mi>u</mi>
        </mfrac>
      </mrow>
    </mrow>
    <annotation encoding="StarMath 5.0">[log^2 x]^{"+"sum""} = sum from t=1 to (x-1) sum from u=1 to (x-1)-t {1 over t} cdot { 1 over u }</annotation>
  </semantics>
</math>
</file>

<file path=Object 113/content.xml><?xml version="1.0" encoding="utf-8"?>
<math xmlns="http://www.w3.org/1998/Math/MathML" display="block">
  <semantics>
    <mrow>
      <msup>
        <mrow>
          <mo fence="true" stretchy="false">[</mo>
          <mrow>
            <mrow>
              <msup>
                <mi>log</mi>
                <mn>3</mn>
              </msup>
              <mi>x</mi>
            </mrow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frac>
                <mn>1</mn>
                <mi>t</mi>
              </mfrac>
            </mrow>
          </mrow>
        </mrow>
        <mo stretchy="false">⋅</mo>
        <mfrac>
          <mn>1</mn>
          <mi>u</mi>
        </mfrac>
        <mo stretchy="false">⋅</mo>
        <mfrac>
          <mn>1</mn>
          <mi>v</mi>
        </mfrac>
      </mrow>
    </mrow>
    <annotation encoding="StarMath 5.0">[log^3 x]^{"+"sum""} = sum from t=1 to (x-1) sum from u=1 to (x-1)-t sum from v=1 to (x-1)-t-u {1 over t} cdot { 1 over u } cdot { 1 over v }</annotation>
  </semantics>
</math>
</file>

<file path=Object 11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log</mi>
                  <mn>2</mn>
                </msup>
                <mi>x</mi>
              </mrow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row>
            <munderover>
              <mo stretchy="false">∫</mo>
              <mn>0</mn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underover>
            <mrow>
              <munderover>
                <mo stretchy="false">∫</mo>
                <mn>0</mn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</mrow>
              </munderover>
              <mrow>
                <mo fence="true" stretchy="false">(</mo>
                <mrow>
                  <mrow>
                    <mfrac>
                      <mn>1</mn>
                      <mi>t</mi>
                    </mfrac>
                    <mo stretchy="false">−</mo>
                    <mfrac>
                      <msup>
                        <mi>e</mi>
                        <mrow>
                          <mo stretchy="false">−</mo>
                          <mi>t</mi>
                        </mrow>
                      </msup>
                      <mi>t</mi>
                    </mfrac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[log^2 x]^{"+"int""} = int from 0 to (x-1) int from 0 to (x-1)-t ( 1 over t - e^-t over t ) cdot ( 1 over u - e^-u over u ) du dt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3</mn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(x-1)^3 = int from 1 to x int from 1 to x int from 1 to x dv du dt</annotation>
  </semantics>
</math>
</file>

<file path=Object 13/content.xml><?xml version="1.0" encoding="utf-8"?>
<math xmlns="http://www.w3.org/1998/Math/MathML" display="block">
  <semantics>
    <mrow>
      <msup>
        <mrow>
          <mo fence="true" stretchy="false">[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n>1</mn>
      </mrow>
    </mrow>
    <annotation encoding="StarMath 5.0">[x bold{-1}]^{"*"sum""} =
sum from t=2 to x 1 
</annotation>
  </semantics>
</math>
</file>

<file path=Object 14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2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[(x bold{-1})^2]^{"*"sum""} =
sum from t=2 to x sum from u=2 to lfloor x over t rfloor 1
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row>
              <munderover>
                <mo stretchy="false">∫</mo>
                <mn>1</mn>
                <mfrac>
                  <mi>x</mi>
                  <mrow>
                    <mi>t</mi>
                    <mi>u</mi>
                  </mrow>
                </mfrac>
              </munderover>
              <mi mathvariant="italic">dv</mi>
            </mrow>
          </mrow>
        </mrow>
      </mrow>
      <mi mathvariant="italic">du</mi>
      <mi mathvariant="italic">dt</mi>
    </mrow>
    <annotation encoding="StarMath 5.0">[(x bold{-1})^3]^{"*"int""} =
int from 1 to x int from 1 to {x over t} int from 1 to {x over {t u}} dv du dt
</annotation>
  </semantics>
</math>
</file>

<file path=Object 16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0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n>1</mn>
    </mrow>
    <annotation encoding="StarMath 5.0">[x^0]^{"*"sum""} = 1 
</annotation>
  </semantics>
</math>
</file>

<file path=Object 17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n>3</mn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x^3 = 
1 + 
3 int from 1 to x dt + 
3 int from 1 to x int from 1 to x du dt
+ int from 1 to x int from 1 to x int from 1 to x dv du dt</annotation>
  </semantics>
</math>
</file>

<file path=Object 18/content.xml><?xml version="1.0" encoding="utf-8"?>
<math xmlns="http://www.w3.org/1998/Math/MathML" display="block">
  <semantics>
    <mrow>
      <msubsup>
        <mrow>
          <mo fence="true" stretchy="false">[</mo>
          <mrow>
            <msup>
              <mi>x</mi>
              <mn>0</mn>
            </msup>
          </mrow>
          <mo fence="true" stretchy="false">]</mo>
        </mrow>
        <mi>n</mi>
        <mrow>
          <mtext>*</mtext>
          <mrow>
            <mo stretchy="false">∫</mo>
            <mtext/>
          </mrow>
        </mrow>
      </msubsup>
      <mo stretchy="false">=</mo>
      <mn>1</mn>
    </mrow>
    <annotation encoding="StarMath 5.0">[x^0]^{"*"int""}_n = 1</annotation>
  </semantics>
</math>
</file>

<file path=Object 19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 = 1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row>
            <munderover>
              <mo stretchy="false">∫</mo>
              <mn>1</mn>
              <mfrac>
                <mi>x</mi>
                <mrow>
                  <mi>t</mi>
                  <mi>u</mi>
                </mrow>
              </mfrac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[x^z]^{"*"int""} = 1 
+ (binom{z}{1})int from 1 to x dt 
+ (binom{z}{2})int from 1 to x int from 1 to {x over t} du dt
+ (binom{z}{2})int from 1 to x int from 1 to {x over t} int from 1 to {x over {t u}} dv du dt + ...</annotation>
  </semantics>
</math>
</file>

<file path=Object 20/content.xml><?xml version="1.0" encoding="utf-8"?>
<math xmlns="http://www.w3.org/1998/Math/MathML" display="block">
  <semantics>
    <mrow>
      <mi>x</mi>
      <mo stretchy="false">=</mo>
      <mrow>
        <mn>1</mn>
        <mo stretchy="false">+</mo>
        <mrow>
          <munderover>
            <mo stretchy="false">∫</mo>
            <mn>1</mn>
            <mi>x</mi>
          </munderover>
          <mi mathvariant="italic">dt</mi>
        </mrow>
      </mrow>
    </mrow>
    <annotation encoding="StarMath 5.0">x = 1 + int from 1 to x dt</annotation>
  </semantics>
</math>
</file>

<file path=Object 21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u</mi>
          </mrow>
        </mrow>
      </mrow>
      <mi mathvariant="italic">dt</mi>
    </mrow>
    <annotation encoding="StarMath 5.0">x^2 = 
1 + 
2 int from 1 to x dt + 
int from 1 to x int from 1 to x du dt</annotation>
  </semantics>
</math>
</file>

<file path=Object 22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*</mtext>
          <mrow>
            <mo stretchy="false">∫</mo>
            <mtext/>
          </mrow>
        </mrow>
      </msup>
      <mo stretchy="false">=</mo>
      <mrow>
        <mn>1</mn>
        <mo stretchy="false">+</mo>
        <mrow>
          <munderover>
            <mo stretchy="false">∫</mo>
            <mn>1</mn>
            <mi>x</mi>
          </munderover>
          <mi mathvariant="italic">dt</mi>
        </mrow>
      </mrow>
    </mrow>
    <annotation encoding="StarMath 5.0">[x]^{"*"int""} = 1 
+ int from 1 to x dt 
</annotation>
  </semantics>
</math>
</file>

<file path=Object 23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2</mn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i mathvariant="italic">du</mi>
          </mrow>
        </mrow>
      </mrow>
      <mi mathvariant="italic">dt</mi>
    </mrow>
    <annotation encoding="StarMath 5.0">[x^2]^{"*"int""} = 1 
+ 2 int from 1 to x dt 
+ int from 1 to x int from 1 to {x over t} du dt
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3</mn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n>3</mn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row>
              <munderover>
                <mo stretchy="false">∫</mo>
                <mn>1</mn>
                <mfrac>
                  <mi>x</mi>
                  <mrow>
                    <mi>t</mi>
                    <mo stretchy="false">⋅</mo>
                    <mi>u</mi>
                  </mrow>
                </mfrac>
              </munderover>
              <mi mathvariant="italic">dv</mi>
            </mrow>
          </mrow>
        </mrow>
      </mrow>
      <mi mathvariant="italic">du</mi>
      <mi mathvariant="italic">dt</mi>
    </mrow>
    <annotation encoding="StarMath 5.0">[x^3]^{"*"int""} = 1 
+ 3 int from 1 to x dt 
+ 3 int from 1 to x int from 1 to {x over t} du dt
+ int from 1 to x int from 1 to {x over t} int from 1 to {x over {t cdot u}} dv du dt</annotation>
  </semantics>
</math>
</file>

<file path=Object 25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n>1</mn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</mrow>
    </mrow>
    <annotation encoding="StarMath 5.0">[x]^{"*"sum""} = 1 
+  sum from t=2 to x 1 
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2</mn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[x^2]^{"*"sum""} = 1 
+ 2 sum from t=2 to x 1 
+ sum from t=2 to x sum from u=2 to lfloor x over {t} rfloor 1
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3</mn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n>3</mn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</mrow>
    </mrow>
    <annotation encoding="StarMath 5.0">[x^3]^{"*"sum""} = 1 
+ 3 sum from t=2 to x 1 
+ 3 sum from t=2 to x sum from u=1 to lfloor x over t rfloor 1
+ sum from t=2 to x sum from u=2 to lfloor x over t rfloor sum from v=2 to lfloor x over {t cdot u} rfloor 1 </annotation>
  </semantics>
</math>
</file>

<file path=Object 28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 = 1</annotation>
  </semantics>
</math>
</file>

<file path=Object 29/content.xml><?xml version="1.0" encoding="utf-8"?>
<math xmlns="http://www.w3.org/1998/Math/MathML" display="block">
  <semantics>
    <mrow>
      <mi>x</mi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 = int from 0 to x dt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n>..</mn>
      </mrow>
      <mi>.</mi>
    </mrow>
    <annotation encoding="StarMath 5.0">[x^z]^{"*"sum""} = 1 
+ (binom{z}{1})sum from t=2 to x 1 
+ (binom{z}{2})sum from t=2 to x sum from u=2 to lfloor x over t rfloor 1
+ (binom{z}{2})sum from t=2 to x sum from u=2 to lfloor x over t rfloor sum from v=2 to lfloor x over {t cdot u} rfloor 1 + ...</annotation>
  </semantics>
</math>
</file>

<file path=Object 30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u</mi>
          </mrow>
        </mrow>
      </mrow>
      <mi mathvariant="italic">dt</mi>
    </mrow>
    <annotation encoding="StarMath 5.0">x^2 = int from 0 to x int from 0 to x du dt</annotation>
  </semantics>
</math>
</file>

<file path=Object 31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x^3 = int from 0 to x int from 0 to x int from 0 to x dv du dt</annotation>
  </semantics>
</math>
</file>

<file path=Object 32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underover>
            <mo stretchy="false">∫</mo>
            <mn>0</mn>
            <mi>x</mi>
          </munderover>
          <msup>
            <mi>x</mi>
            <mrow>
              <mi>k</mi>
              <mo stretchy="false">−</mo>
              <mn>1</mn>
            </mrow>
          </msup>
        </mrow>
      </mrow>
      <mi mathvariant="italic">dt</mi>
    </mrow>
    <annotation encoding="StarMath 5.0">x^k = int from 0 to x x^{k-1} dt</annotation>
  </semantics>
</math>
</file>

<file path=Object 33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i>k</mi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0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i>t</mi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</mrow>
    </mrow>
    <annotation encoding="StarMath 5.0">[x^k]^{"+"sum""} = sum from t=0 to (x-1) [(x-t)^{k-1}]^{"+"sum""}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</mrow>
    <annotation encoding="StarMath 5.0">[x^z]^{"+"sum""} = sum from k=0 to infinity (binom{z}{k})[(x bold{-1})^k]^{"+"sum""}</annotation>
  </semantics>
</math>
</file>

<file path=Object 35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*</mtext>
          <mrow>
            <mo stretchy="false">∫</mo>
            <mtext/>
          </mrow>
        </mrow>
      </msup>
    </mrow>
    <annotation encoding="StarMath 5.0">[x^z]^{"*"int""} = sum from k=0 to infinity (binom{z}{k})[(x bold{-1})^k]^{"*"int""}</annotation>
  </semantics>
</math>
</file>

<file path=Object 36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0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n>1</mn>
    </mrow>
    <annotation encoding="StarMath 5.0">[x^0]^{"*"sum""} = 1 
</annotation>
  </semantics>
</math>
</file>

<file path=Object 37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n>1</mn>
      </mrow>
    </mrow>
    <annotation encoding="StarMath 5.0">[x]^{"*"sum""} =
sum from t=1 to x 1 
</annotation>
  </semantics>
</math>
</file>

<file path=Object 38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2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[x^2]^{"*"sum""} =
sum from t=1 to x sum from u=1 to lfloor x over t rfloor 1
</annotation>
  </semantics>
</math>
</file>

<file path=Object 39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3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[x^3]^{"*"sum""} =
sum from t=1 to x sum from u=1 to lfloor x over t rfloor sum from v=1 to lfloor x over {t cdot u} rfloor 1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∫</mo>
            <mn>1</mn>
            <mi>x</mi>
          </munderover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</mrow>
      </mrow>
      <mi mathvariant="italic">dt</mi>
    </mrow>
    <annotation encoding="StarMath 5.0">(x-1)^k = int from 1 to x (x-1)^{k-1} dt</annotation>
  </semantics>
</math>
</file>

<file path=Object 40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=0 to infinity (binom{z}{k})( x-1 )^k</annotation>
  </semantics>
</math>
</file>

<file path=Object 41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+</mtext>
          <mrow>
            <mo stretchy="false">∫</mo>
            <mtext/>
          </mrow>
        </mrow>
      </msup>
    </mrow>
    <annotation encoding="StarMath 5.0">[x^z]^{"+"int""} = sum from k=0 to infinity (binom{z}{k})[(x bold{-1})^k]^{"+"int""}</annotation>
  </semantics>
</math>
</file>

<file path=Object 42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</mrow>
    <annotation encoding="StarMath 5.0">[x^z]^{"*"sum""} = sum from k=0 to infinity (binom{z}{k})[(x bold{-1})^k]^{"*"sum""}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n>1</mn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−</mo>
        <mn>..</mn>
      </mrow>
      <mi>.</mi>
    </mrow>
    <annotation encoding="StarMath 5.0">[log x]^{"*"sum""} =
sum from t=2 to x 1 
- {1 over 2}sum from t=2 to x sum from u=2 to lfloor x over t rfloor 1
+ {1 over 3}sum from t=2 to x sum from u=2 to lfloor x over t rfloor sum from v=2 to lfloor x over {t cdot u} rfloor 1 - ...</annotation>
  </semantics>
</math>
</file>

<file path=Object 44/content.xml><?xml version="1.0" encoding="utf-8"?>
<math xmlns="http://www.w3.org/1998/Math/MathML" display="block">
  <semantics>
    <mrow>
      <mi>log</mi>
      <mrow>
        <mi>x</mi>
        <mo stretchy="false">=</mo>
        <mrow>
          <mrow>
            <munderover>
              <mo stretchy="false">∫</mo>
              <mn>1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v</mi>
          </mrow>
        </mrow>
      </mrow>
      <mi mathvariant="italic">du</mi>
      <mrow>
        <mi mathvariant="italic">dt</mi>
        <mo stretchy="false">−</mo>
        <mn>..</mn>
      </mrow>
      <mi>.</mi>
    </mrow>
    <annotation encoding="StarMath 5.0">log x = int from 1 to x dt - {1 over 2}int from 1 to x int from 1 to x du dt+ {1 over 3}int from 1 to x int from 1 to x int from 1 to x dv du dt - ...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row>
            <munderover>
              <mo stretchy="false">∫</mo>
              <mn>1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row>
            <munderover>
              <mo stretchy="false">∫</mo>
              <mn>1</mn>
              <mfrac>
                <mi>x</mi>
                <mrow>
                  <mi>t</mi>
                  <mi>u</mi>
                </mrow>
              </mfrac>
            </munderover>
            <mi mathvariant="italic">dv</mi>
          </mrow>
        </mrow>
      </mrow>
      <mi mathvariant="italic">du</mi>
      <mrow>
        <mi mathvariant="italic">dt</mi>
        <mo stretchy="false">−</mo>
        <mn>..</mn>
      </mrow>
      <mi>.</mi>
    </mrow>
    <annotation encoding="StarMath 5.0">[log x]^{"*"int""} =
int from 1 to x dt 
- {1 over 2}int from 1 to x int from 1 to {x over t} du dt
+ {1 over 3}int from 1 to x int from 1 to {x over t} int from 1 to {x over {t u}} dv du dt - ...</annotation>
  </semantics>
</math>
</file>

<file path=Object 46/content.xml><?xml version="1.0" encoding="utf-8"?>
<math xmlns="http://www.w3.org/1998/Math/MathML" display="block">
  <semantics>
    <mrow>
      <mi>log</mi>
      <mrow>
        <mi>x</mi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log x = sum from k=1 to infinity {(-1)^{k+1} over k}( x-1 )^{k}</annotation>
  </semantics>
</math>
</file>

<file path=Object 4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i>n</mi>
          <mrow>
            <mtext>+</mtext>
            <mrow>
              <mo stretchy="false">∑</mo>
              <mtext/>
            </mrow>
          </mrow>
        </msubsup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row>
          <mtext>+</mtext>
          <mrow>
            <mo stretchy="false">∑</mo>
            <mtext/>
          </mrow>
        </mrow>
      </msubsup>
    </mrow>
    <annotation encoding="StarMath 5.0">[log x]^{"+"sum""}_n = sum from k=1 to infinity {(-1)^{k+1} over k}[(x-1)^k]^{"+"sum""}_n</annotation>
  </semantics>
</math>
</file>

<file path=Object 4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i>n</mi>
          <mrow>
            <mtext>*</mtext>
            <mrow>
              <mo stretchy="false">∫</mo>
              <mtext/>
            </mrow>
          </mrow>
        </msubsup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row>
          <mtext>*</mtext>
          <mrow>
            <mo stretchy="false">∫</mo>
            <mtext/>
          </mrow>
        </mrow>
      </msubsup>
    </mrow>
    <annotation encoding="StarMath 5.0">[log x]^{"*"int""}_n = sum from k=1 to infinity {(-1)^{k+1} over k}[(x-1)^k]^{"*"int""}_n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0</mn>
            </msup>
          </mrow>
          <mo fence="true" stretchy="false">]</mo>
        </mrow>
        <mrow>
          <mtext>*</mtext>
          <mrow>
            <mo stretchy="false">∫</mo>
            <mtext/>
          </mrow>
        </mrow>
      </msup>
      <mo stretchy="false">=</mo>
      <mn>1</mn>
    </mrow>
    <annotation encoding="StarMath 5.0">[(x bold{-1})^0]^{"*"int""} = 1 
</annotation>
  </semantics>
</math>
</file>

<file path=Object 50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i>k</mi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⌊</mo>
            <mrow>
              <mi>x</mi>
            </mrow>
            <mo fence="true" stretchy="false">⌋</mo>
          </mrow>
        </munderover>
        <msup>
          <mrow>
            <mo fence="true" stretchy="false">[</mo>
            <mrow>
              <msup>
                <mrow>
                  <mo fence="true" stretchy="false">(</mo>
                  <mrow>
                    <mfrac>
                      <mi>x</mi>
                      <mi>t</mi>
                    </mfrac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</mrow>
    </mrow>
    <annotation encoding="StarMath 5.0">[x^k]^{"*"sum""} =
sum from t=1 to lfloor x rfloor [(x over t)^{k-1}]^{"*"sum""}</annotation>
  </semantics>
</math>
</file>

<file path=Object 51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row>
            <munderover>
              <mo stretchy="false">∫</mo>
              <mn>1</mn>
              <mi>x</mi>
            </munderover>
            <mfrac>
              <mn>1</mn>
              <mi>t</mi>
            </mfrac>
          </mrow>
          <mo stretchy="false">⋅</mo>
          <msup>
            <mi>log</mi>
            <mrow>
              <mi>k</mi>
              <mo stretchy="false">−</mo>
              <mn>1</mn>
            </mrow>
          </msup>
        </mrow>
      </mrow>
      <mi>x</mi>
      <mi mathvariant="italic">dt</mi>
    </mrow>
    <annotation encoding="StarMath 5.0">log^k x = int from 1 to x {1 over t} cdot log^{k-1} x dt</annotation>
  </semantics>
</math>
</file>

<file path=Object 52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2</mn>
          </mrow>
          <mrow>
            <mo fence="true" stretchy="false">⌊</mo>
            <mrow>
              <mi>x</mi>
            </mrow>
            <mo fence="true" stretchy="false">⌋</mo>
          </mrow>
        </munderover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i>x</mi>
                        <mi>t</mi>
                      </mfrac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text>*</mtext>
            <mrow>
              <mo stretchy="false">∑</mo>
              <mtext/>
            </mrow>
          </mrow>
        </msup>
      </mrow>
    </mrow>
    <annotation encoding="StarMath 5.0">[(x bold{-1})^k]^{"*"sum""} =
sum from t=2 to lfloor x rfloor [(x over t bold{-1})^{k-1}]^{"*"sum""}
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text>*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1</mn>
            <mi>x</mi>
          </munderover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frac>
                          <mi>x</mi>
                          <mi>t</mi>
                        </mfrac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row>
      </mrow>
      <mi mathvariant="italic">dt</mi>
    </mrow>
    <annotation encoding="StarMath 5.0">[(x bold{-1})^k]^{"*"int""} =
int from 1 to x [(x over t bold{-1})^{k-1}]^{"*"int""} dt
</annotation>
  </semantics>
</math>
</file>

<file path=Object 54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  <mo stretchy="false">+</mo>
        <mn>..</mn>
      </mrow>
      <mi>.</mi>
    </mrow>
    <annotation encoding="StarMath 5.0">[x^z]^{"+"sum""} = 1 
+ (binom{z}{1})sum from t=1 to (x-1) 1 
+ (binom{z}{2})sum from t=1 to (x-1) sum from u=1 to {(x-1) - t } 1
+ (binom{z}{2})sum from t=1 to (x-1) sum from u=1 to {(x-1) - t } sum from v=1 to {(x-1) - t - u} 1 + ...</annotation>
  </semantics>
</math>
</file>

<file path=Object 55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i>z</mi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  <mo stretchy="false">−</mo>
                <mi>u</mi>
              </mrow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[x^z]^{"+"int""} = 1 
+ (binom{z}{1})int from 0 to (x-1) dt 
+ (binom{z}{2})int from 0 to (x-1) int from 0 to {(x-1) - t} du dt
+ (binom{z}{2})int from 0 to (x-1) int from 0 to {(x-1) - t} int from 0 to {(x-1) - t - u} dv du dt + ...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3</mn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i mathvariant="italic">dt</mi>
        </mrow>
        <mo stretchy="false">+</mo>
        <mn>3</mn>
      </mrow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∫</mo>
                <mn>0</mn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i mathvariant="italic">dv</mi>
            </mrow>
          </mrow>
        </mrow>
      </mrow>
      <mi mathvariant="italic">du</mi>
      <mi mathvariant="italic">dt</mi>
    </mrow>
    <annotation encoding="StarMath 5.0">[x^3]^{"+"int""} = 1 
+ 3 int from 0 to (x-1) dt 
+ 3 int from 0 to (x-1) int from 0 to {(x-1) - t} du dt
+ int from 0 to (x-1) int from 0 to {(x-1) - t} int from 0 to {(x-1) -t-u} dv du dt </annotation>
  </semantics>
</math>
</file>

<file path=Object 57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0</mn>
            </msup>
          </mrow>
          <mo fence="true" stretchy="false">]</mo>
        </mrow>
        <mrow>
          <mtext>+</mtext>
          <mrow>
            <mo stretchy="false">∫</mo>
            <mtext/>
          </mrow>
        </mrow>
      </msup>
      <mo stretchy="false">=</mo>
      <mn>1</mn>
    </mrow>
    <annotation encoding="StarMath 5.0">[x^0]^{"+"int""} = 1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+</mtext>
          <mrow>
            <mo stretchy="false">∫</mo>
            <mtext/>
          </mrow>
        </mrow>
      </msup>
      <mo stretchy="false">=</mo>
      <mrow>
        <mn>1</mn>
        <mo stretchy="false">+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i mathvariant="italic">dt</mi>
        </mrow>
      </mrow>
    </mrow>
    <annotation encoding="StarMath 5.0">[x]^{"+"int""} = 1 
+ int from 0 to (x-1) dt 
</annotation>
  </semantics>
</math>
</file>

<file path=Object 59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2</mn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i mathvariant="italic">dt</mi>
        </mrow>
        <mo stretchy="false">+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i mathvariant="italic">du</mi>
          </mrow>
        </mrow>
      </mrow>
      <mi mathvariant="italic">dt</mi>
    </mrow>
    <annotation encoding="StarMath 5.0">[x^2]^{"+"int""} = 
1 
+ 2 int from 0 to (x-1) dt 
+ int from 0 to (x-1) int from 0 to {(x-1) - t} du dt
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0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n>1</mn>
    </mrow>
    <annotation encoding="StarMath 5.0">[(x bold{-1})^0]^{"*"sum""} = 1 
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3</mn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n>1</mn>
        </mrow>
        <mo stretchy="false">+</mo>
        <mn>3</mn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n>1</mn>
          </mrow>
        </mrow>
        <mo stretchy="false">+</mo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</mrow>
    </mrow>
    <annotation encoding="StarMath 5.0">[x^3]^{"+"sum""} = 1 
+ 3 sum from t=1 to (x-1) 1 
+ 3 sum from t=1 to (x-1) sum from u=1 to {(x-1) - t} 1
+ sum from t=1 to (x-1) sum from u=1 to {(x-1) - t} sum from v=1 to {(x-1) -t-u} 1 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0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n>1</mn>
    </mrow>
    <annotation encoding="StarMath 5.0">[x^0]^{"+"sum""} = 1</annotation>
  </semantics>
</math>
</file>

<file path=Object 62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n>1</mn>
        <mo stretchy="false">+</mo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n>1</mn>
        </mrow>
      </mrow>
    </mrow>
    <annotation encoding="StarMath 5.0">[x]^{"+"sum""} = 1 
+ sum from t=1 to (x-1) 1
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x</mi>
                <mn>2</mn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n>1</mn>
        </mrow>
        <mo stretchy="false">+</mo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n>1</mn>
          </mrow>
        </mrow>
      </mrow>
    </mrow>
    <annotation encoding="StarMath 5.0">[x^2]^{"+"sum""} = 
1 
+ 2 sum from t=1 to (x-1) 1
+ sum from t=1 to (x-1) sum from u=1 to {(x-1) - t} 1
</annotation>
  </semantics>
</math>
</file>

<file path=Object 64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3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0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∑</mo>
            <mrow>
              <mi>u</mi>
              <mo stretchy="false">=</mo>
              <mn>0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0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  <mo stretchy="false">−</mo>
                <mi>u</mi>
              </mrow>
            </munderover>
            <mn>1</mn>
          </mrow>
        </mrow>
      </mrow>
    </mrow>
    <annotation encoding="StarMath 5.0">[x^3]^{"+"sum""} = sum from t=0 to (x-1) sum from u=0 to {(x-1) - t} sum from v=0 to {(x-1) -t-u} 1 </annotation>
  </semantics>
</math>
</file>

<file path=Object 69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0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n>1</mn>
    </mrow>
    <annotation encoding="StarMath 5.0">[x^0]^{"+"sum""} = 1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0</mn>
      </msup>
      <mo stretchy="false">=</mo>
      <mn>1</mn>
    </mrow>
    <annotation encoding="StarMath 5.0">(x -1)^0 = 1</annotation>
  </semantics>
</math>
</file>

<file path=Object 70/content.xml><?xml version="1.0" encoding="utf-8"?>
<math xmlns="http://www.w3.org/1998/Math/MathML" display="block">
  <semantics>
    <mrow>
      <msup>
        <mrow>
          <mo fence="true" stretchy="false">[</mo>
          <mrow>
            <mi>x</mi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0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n>1</mn>
      </mrow>
    </mrow>
    <annotation encoding="StarMath 5.0">[x]^{"+"sum""} =sum from t=0 to (x-1) 1
</annotation>
  </semantics>
</math>
</file>

<file path=Object 71/content.xml><?xml version="1.0" encoding="utf-8"?>
<math xmlns="http://www.w3.org/1998/Math/MathML" display="block">
  <semantics>
    <mrow>
      <msup>
        <mrow>
          <mo fence="true" stretchy="false">[</mo>
          <mrow>
            <msup>
              <mi>x</mi>
              <mn>2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0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∑</mo>
            <mrow>
              <mi>u</mi>
              <mo stretchy="false">=</mo>
              <mn>0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n>1</mn>
        </mrow>
      </mrow>
    </mrow>
    <annotation encoding="StarMath 5.0">[x^2]^{"+"sum""} = sum from t=0 to (x-1) sum from u=0 to (x-1)-t 1
</annotation>
  </semantics>
</math>
</file>

<file path=Object 73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3</mn>
            </msup>
          </mrow>
          <mo fence="true" stretchy="false">]</mo>
        </mrow>
        <mrow>
          <mtext>*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[(x bold{-1})^3]^{"*"sum""} =
sum from t=2 to x sum from u=2 to lfloor x over t rfloor sum from v=2 to lfloor x over {t cdot u} rfloor 1
</annotation>
  </semantics>
</math>
</file>

<file path=Object 74/content.xml><?xml version="1.0" encoding="utf-8"?>
<math xmlns="http://www.w3.org/1998/Math/MathML" display="block">
  <semantics>
    <mrow>
      <mi>log</mi>
      <mrow>
        <mi>x</mi>
        <mo stretchy="false">=</mo>
        <mrow>
          <munderover>
            <mo stretchy="false">∫</mo>
            <mn>1</mn>
            <mi>x</mi>
          </munderover>
          <mfrac>
            <mn>1</mn>
            <mi>t</mi>
          </mfrac>
        </mrow>
      </mrow>
      <mi mathvariant="italic">dt</mi>
    </mrow>
    <annotation encoding="StarMath 5.0">log x = int from 1 to x {1 over t} dt</annotation>
  </semantics>
</math>
</file>

<file path=Object 75/content.xml><?xml version="1.0" encoding="utf-8"?>
<math xmlns="http://www.w3.org/1998/Math/MathML" display="block">
  <semantics>
    <mrow>
      <msup>
        <mi>log</mi>
        <mn>2</mn>
      </msup>
      <mrow>
        <mi>x</mi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frac>
                <mn>1</mn>
                <mi>t</mi>
              </mfrac>
            </mrow>
          </mrow>
          <mo stretchy="false">⋅</mo>
          <mfrac>
            <mn>1</mn>
            <mi>u</mi>
          </mfrac>
        </mrow>
      </mrow>
      <mi mathvariant="italic">du</mi>
      <mi mathvariant="italic">dt</mi>
    </mrow>
    <annotation encoding="StarMath 5.0">log^2 x = int from 1 to x int from 1 to x {1 over t} cdot {1 over u} du dt</annotation>
  </semantics>
</math>
</file>

<file path=Object 76/content.xml><?xml version="1.0" encoding="utf-8"?>
<math xmlns="http://www.w3.org/1998/Math/MathML" display="block">
  <semantics>
    <mrow>
      <msup>
        <mi>log</mi>
        <mn>3</mn>
      </msup>
      <mrow>
        <mi>x</mi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frac>
                  <mn>1</mn>
                  <mi>t</mi>
                </mfrac>
              </mrow>
            </mrow>
          </mrow>
          <mo stretchy="false">⋅</mo>
          <mfrac>
            <mn>1</mn>
            <mi>u</mi>
          </mfrac>
          <mo stretchy="false">⋅</mo>
          <mfrac>
            <mn>1</mn>
            <mi>v</mi>
          </mfrac>
        </mrow>
      </mrow>
      <mi mathvariant="italic">dv</mi>
      <mi mathvariant="italic">du</mi>
      <mi mathvariant="italic">dt</mi>
    </mrow>
    <annotation encoding="StarMath 5.0">log^3 x = int from 1 to x int from 1 to x int from 1 to x {1 over t} cdot {1 over u} cdot {1 over v} dv du dt</annotation>
  </semantics>
</math>
</file>

<file path=Object 7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log</mi>
                  <mn>3</mn>
                </msup>
                <mi>x</mi>
              </mrow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row>
            <munderover>
              <mo stretchy="false">∫</mo>
              <mn>0</mn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underover>
            <mrow>
              <munderover>
                <mo stretchy="false">∫</mo>
                <mn>0</mn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</mrow>
              </munderover>
              <mrow>
                <munderover>
                  <mo stretchy="false">∫</mo>
                  <mn>0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i>t</mi>
                    <mo stretchy="false">−</mo>
                    <mi>u</mi>
                  </mrow>
                </munderover>
                <mrow>
                  <mo fence="true" stretchy="false">(</mo>
                  <mrow>
                    <mrow>
                      <mfrac>
                        <mn>1</mn>
                        <mi>t</mi>
                      </mfrac>
                      <mo stretchy="false">−</mo>
                      <mfrac>
                        <msup>
                          <mi>e</mi>
                          <mrow>
                            <mo stretchy="false">−</mo>
                            <mi>t</mi>
                          </mrow>
                        </msup>
                        <mi>t</mi>
                      </mfrac>
                    </mrow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frac>
                  <mn>1</mn>
                  <mi>v</mi>
                </mfrac>
                <mo stretchy="false">−</mo>
                <mfrac>
                  <msup>
                    <mi>e</mi>
                    <mrow>
                      <mo stretchy="false">−</mo>
                      <mi>v</mi>
                    </mrow>
                  </msup>
                  <mi>v</mi>
                </mfrac>
              </mrow>
            </mrow>
            <mo fence="true" stretchy="false">)</mo>
          </mrow>
        </mrow>
      </mrow>
      <mi mathvariant="italic">dv</mi>
      <mi mathvariant="italic">du</mi>
      <mi mathvariant="italic">dt</mi>
    </mrow>
    <annotation encoding="StarMath 5.0">[log^3 x]^{"+"int""} = int from 0 to (x-1) int from 0 to (x-1)-t int from 0 to (x-1)-t-u ( 1 over t - e^-t over t ) cdot ( 1 over u - e^-u over u ) cdot ( 1 over v - e^-v over v ) dv du dt</annotation>
  </semantics>
</math>
</file>

<file path=Object 78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i>t</mi>
                      </mrow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</mrow>
    </mrow>
    <annotation encoding="StarMath 5.0">[(x bold{-1})^k]^{"+"sum""} = sum from t=1 to (x-1) [(x-t bold{-1})^{k-1}]^{"+"sum""}</annotation>
  </semantics>
</math>
</file>

<file path=Object 79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i>t</mi>
                        </mrow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row>
      </mrow>
      <mi mathvariant="italic">dt</mi>
    </mrow>
    <annotation encoding="StarMath 5.0">[(x bold{-1})^k]^{"+"int""} = int from 0 to (x-1) [(x-t bold{-1})^{k-1}]^{"+"int""} dt</annotation>
  </semantics>
</math>
</file>

<file path=Object 8/content.xml><?xml version="1.0" encoding="utf-8"?>
<math xmlns="http://www.w3.org/1998/Math/MathML" display="block">
  <semantics>
    <mrow>
      <mrow>
        <mi>x</mi>
        <mo stretchy="false">−</mo>
        <mn>1</mn>
      </mrow>
      <mo stretchy="false">=</mo>
      <mrow>
        <munderover>
          <mo stretchy="false">∫</mo>
          <mn>1</mn>
          <mi>x</mi>
        </munderover>
        <mi mathvariant="italic">dt</mi>
      </mrow>
    </mrow>
    <annotation encoding="StarMath 5.0">x-1 = int from 1 to x dt</annotation>
  </semantics>
</math>
</file>

<file path=Object 80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3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∑</mo>
            <mrow>
              <mi>u</mi>
              <mo stretchy="false">=</mo>
              <mn>1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  <mo stretchy="false">−</mo>
                <mi>u</mi>
              </mrow>
            </munderover>
            <mn>1</mn>
          </mrow>
        </mrow>
      </mrow>
    </mrow>
    <annotation encoding="StarMath 5.0">[(x bold{-1})^3]^{"+"sum""} = 
sum from t=1 to (x-1) sum from u=1 to {(x-1) - t} sum from v=1 to {(x-1) -t-u} 1 </annotation>
  </semantics>
</math>
</file>

<file path=Object 81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∫</mo>
                <mn>0</mn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i mathvariant="italic">dv</mi>
            </mrow>
          </mrow>
        </mrow>
      </mrow>
      <mi mathvariant="italic">du</mi>
      <mi mathvariant="italic">dt</mi>
    </mrow>
    <annotation encoding="StarMath 5.0">[(x bold{-1})^3]^{"+"int""} = 
int from 0 to (x-1) int from 0 to {(x-1) - t} int from 0 to {(x-1) - t-u} dv du dt 
</annotation>
  </semantics>
</math>
</file>

<file path=Object 82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0</mn>
            </msup>
          </mrow>
          <mo fence="true" stretchy="false">]</mo>
        </mrow>
        <mrow>
          <mtext>+</mtext>
          <mrow>
            <mo stretchy="false">∫</mo>
            <mtext/>
          </mrow>
        </mrow>
      </msup>
      <mo stretchy="false">=</mo>
      <mn>1</mn>
    </mrow>
    <annotation encoding="StarMath 5.0">[(x bold{-1})^0]^{"+"int""} = 1</annotation>
  </semantics>
</math>
</file>

<file path=Object 83/content.xml><?xml version="1.0" encoding="utf-8"?>
<math xmlns="http://www.w3.org/1998/Math/MathML" display="block">
  <semantics>
    <mrow>
      <msup>
        <mrow>
          <mo fence="true" stretchy="false">[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]</mo>
        </mrow>
        <mrow>
          <mtext>+</mtext>
          <mrow>
            <mo stretchy="false">∫</mo>
            <mtext/>
          </mrow>
        </mrow>
      </msup>
      <mo stretchy="false">=</mo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i mathvariant="italic">dt</mi>
      </mrow>
    </mrow>
    <annotation encoding="StarMath 5.0">[x bold{-1}]^{"+"int""} =
int from 0 to (x-1) dt 
</annotation>
  </semantics>
</math>
</file>

<file path=Object 84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style mathvariant="bold">
                        <mrow>
                          <mo stretchy="false">−</mo>
                          <mn>1</mn>
                        </mrow>
                      </mstyle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underover>
            <mo stretchy="false">∫</mo>
            <mn>0</mn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i mathvariant="italic">du</mi>
          </mrow>
        </mrow>
      </mrow>
      <mi mathvariant="italic">dt</mi>
    </mrow>
    <annotation encoding="StarMath 5.0">[(x bold{-1})^2]^{"+"int""} = 
int from 0 to (x-1) int from 0 to {(x-1) - t} du dt
</annotation>
  </semantics>
</math>
</file>

<file path=Object 86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0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n>1</mn>
    </mrow>
    <annotation encoding="StarMath 5.0">[(x bold{-1})^0]^{"+"sum""} = 1</annotation>
  </semantics>
</math>
</file>

<file path=Object 87/content.xml><?xml version="1.0" encoding="utf-8"?>
<math xmlns="http://www.w3.org/1998/Math/MathML" display="block">
  <semantics>
    <mrow>
      <msup>
        <mrow>
          <mo fence="true" stretchy="false">[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n>1</mn>
      </mrow>
    </mrow>
    <annotation encoding="StarMath 5.0">[x bold{-1}]^{"+"sum""} =
sum from t=1 to (x-1) 1
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n>2</mn>
            </msup>
          </mrow>
          <mo fence="true" stretchy="false">]</mo>
        </mrow>
        <mrow>
          <mtext>+</mtext>
          <mrow>
            <mo stretchy="false">∑</mo>
            <mtext/>
          </mrow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∑</mo>
            <mrow>
              <mi>u</mi>
              <mo stretchy="false">=</mo>
              <mn>1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n>1</mn>
        </mrow>
      </mrow>
    </mrow>
    <annotation encoding="StarMath 5.0">[(x bold{-1})^2]^{"+"sum""} = 
sum from t=1 to (x-1) sum from u=1 to {(x-1)-t} 1
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u</mi>
          </mrow>
        </mrow>
      </mrow>
      <mi mathvariant="italic">dt</mi>
    </mrow>
    <annotation encoding="StarMath 5.0">(x-1)^2 = int from 1 to x int from 1 to x du dt</annotation>
  </semantics>
</math>
</file>

<file path=Object 9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+</mtext>
            <mrow>
              <mo stretchy="false">∫</mo>
              <mtext/>
            </mrow>
          </mrow>
        </msup>
        <mo stretchy="false">=</mo>
        <mrow>
          <mrow>
            <munderover>
              <mo stretchy="false">∫</mo>
              <mn>0</mn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0</mn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underover>
        <mrow>
          <munderover>
            <mo stretchy="false">∫</mo>
            <mn>0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i>t</mi>
            </mrow>
          </munderover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  <mo stretchy="false">−</mo>
                <mi>u</mi>
              </mrow>
            </munderover>
            <mi mathvariant="italic">dv</mi>
          </mrow>
        </mrow>
      </mrow>
      <mi mathvariant="italic">du</mi>
      <mrow>
        <mi mathvariant="italic">dt</mi>
        <mo stretchy="false">−</mo>
        <mfrac>
          <mn>1</mn>
          <mn>4</mn>
        </mfrac>
      </mrow>
      <mn>..</mn>
      <mi>.</mi>
    </mrow>
    <annotation encoding="StarMath 5.0">[log x]^{"+"int""} =
int from 0 to (x-1) dt 
- {1 over 2}int from 0 to (x-1) int from 0 to {(x-1) - t} du dt
+ {1 over 3}int from 0 to (x-1) int from 0 to {(x-1) - t} int from 0 to {(x-1) - t - u} dv du dt - {1 over 4}...</annotation>
  </semantics>
</math>
</file>

<file path=Object 9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row>
            <mtext>+</mtext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row>
                <mi>x</mi>
                <mo stretchy="false">−</mo>
                <mn>1</mn>
              </mrow>
            </munderover>
            <mn>1</mn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n>1</mn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t</mi>
              <mo stretchy="false">=</mo>
              <mn>1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  <mo stretchy="false">−</mo>
        <mfrac>
          <mn>1</mn>
          <mn>4</mn>
        </mfrac>
      </mrow>
      <mn>..</mn>
      <mi>.</mi>
    </mrow>
    <annotation encoding="StarMath 5.0">[log x]^{"+"sum""} =
sum from t=1 to x-1 1 
- {1 over 2}sum from t=1 to (x-1) sum from u=1 to {(x-1)- t } 1
+ {1 over 3}sum from t=1 to (x-1) sum from u=1 to {(x-1)- t } sum from v=1 to {(x-1)- t - u} 1 
- {1 over 4}...</annotation>
  </semantics>
</math>
</file>

<file path=Object 9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i>n</mi>
          <mrow>
            <mtext>*</mtext>
            <mrow>
              <mo stretchy="false">∑</mo>
              <mtext/>
            </mrow>
          </mrow>
        </msubsup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row>
          <mtext>*</mtext>
          <mrow>
            <mo stretchy="false">∑</mo>
            <mtext/>
          </mrow>
        </mrow>
      </msubsup>
    </mrow>
    <annotation encoding="StarMath 5.0">[log x]^{"*"sum""}_n = sum from k=1 to infinity {(-1)^{k+1} over k}[(x-1)^k]^{"*"sum""}_n</annotation>
  </semantics>
</math>
</file>

<file path=Object 9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x</mi>
              </mrow>
            </mrow>
            <mo fence="true" stretchy="false">]</mo>
          </mrow>
          <mi>n</mi>
          <mrow>
            <mtext>+</mtext>
            <mrow>
              <mo stretchy="false">∫</mo>
              <mtext/>
            </mrow>
          </mrow>
        </msubsup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row>
          <mtext>+</mtext>
          <mrow>
            <mo stretchy="false">∫</mo>
            <mtext/>
          </mrow>
        </mrow>
      </msubsup>
    </mrow>
    <annotation encoding="StarMath 5.0">[log x]^{"+"int""}_n = sum from k=1 to infinity {(-1)^{k+1} over k}[(x-1)^k]^{"+"int""}_n</annotation>
  </semantics>
</math>
</file>